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79%" style:writing-mode="lr-tb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8" style:family="paragraph" style:parent-style-name="Table_20_Contents">
      <style:text-properties style:language-asian="ja" style:country-asian="JP"/>
    </style:style>
    <style:style style:name="P19" style:family="paragraph" style:parent-style-name="Table_20_Contents" style:list-style-name="L2">
      <style:text-properties style:language-asian="ja" style:country-asian="JP"/>
    </style:style>
    <style:style style:name="P2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0" style:family="paragraph" style:parent-style-name="Text_20_body">
      <style:paragraph-properties fo:margin-top="0cm" fo:margin-bottom="0cm" fo:line-height="179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2">1</text:p>
          </table:table-cell>
          <table:table-cell table:style-name="表1.A1" office:value-type="string">
            <text:p text:style-name="P13">作業日</text:p>
          </table:table-cell>
          <table:table-cell table:style-name="表1.A1" office:value-type="string">
            <text:p text:style-name="P14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2">2</text:p>
          </table:table-cell>
          <table:table-cell table:style-name="表1.A1" office:value-type="string">
            <text:p text:style-name="P13">発注者</text:p>
          </table:table-cell>
          <table:table-cell table:style-name="表1.A1" office:value-type="string">
            <text:p text:style-name="P13">住友電設</text:p>
          </table:table-cell>
        </table:table-row>
        <table:table-row>
          <table:table-cell table:style-name="表1.A1" office:value-type="string">
            <text:p text:style-name="P12">3</text:p>
          </table:table-cell>
          <table:table-cell table:style-name="表1.A1" office:value-type="string">
            <text:p text:style-name="P13">工事件名</text:p>
          </table:table-cell>
          <table:table-cell table:style-name="表1.A1" office:value-type="string">
            <text:p text:style-name="P13">殿町プロジェクトⅢ新築工事</text:p>
          </table:table-cell>
        </table:table-row>
        <table:table-row>
          <table:table-cell table:style-name="表1.A1" office:value-type="string">
            <text:p text:style-name="P12">4</text:p>
          </table:table-cell>
          <table:table-cell table:style-name="表1.A1" office:value-type="string">
            <text:p text:style-name="P13">人数</text:p>
          </table:table-cell>
          <table:table-cell table:style-name="表1.A1" office:value-type="string">
            <text:p text:style-name="P13">１名</text:p>
          </table:table-cell>
        </table:table-row>
        <table:table-row>
          <table:table-cell table:style-name="表1.A1" office:value-type="string">
            <text:p text:style-name="P12">5</text:p>
          </table:table-cell>
          <table:table-cell table:style-name="表1.A1" office:value-type="string">
            <text:p text:style-name="P13">作業時間</text:p>
          </table:table-cell>
          <table:table-cell table:style-name="表1.A1" office:value-type="string">
            <text:p text:style-name="P13">８：００－１７：００（定時）</text:p>
          </table:table-cell>
        </table:table-row>
        <table:table-row>
          <table:table-cell table:style-name="表1.A1" office:value-type="string">
            <text:p text:style-name="P12">6</text:p>
          </table:table-cell>
          <table:table-cell table:style-name="表1.A1" office:value-type="string">
            <text:p text:style-name="P13">備考</text:p>
          </table:table-cell>
          <table:table-cell table:style-name="表1.A1" office:value-type="string">
            <text:p text:style-name="P12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5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5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5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5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6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5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5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5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5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6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5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5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5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5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6"/>
      <text:p text:style-name="P16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5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5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5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5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5">８：００－１７：００</text:p>
            <text:p text:style-name="P15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5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6"/>
      <text:p text:style-name="P16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5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5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5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5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5">８：００－１７：３０</text:p>
            <text:p text:style-name="P15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5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5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5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5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5">８：３０－１７：３０</text:p>
            <text:p text:style-name="P15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5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5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5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5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5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5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5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5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5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5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5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5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5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5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5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5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5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5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5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5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5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5">-</text:p>
          </table:table-cell>
        </table:table-row>
      </table:table>
      <text:p text:style-name="P16"/>
      <text:p text:style-name="P16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5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5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5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5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5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5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5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5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5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5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5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5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5">７：３０－１７：００</text:p>
            <text:p text:style-name="P15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5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5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5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5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5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5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5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5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5">７：３０－１７：００</text:p>
            <text:p text:style-name="P15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5">-</text:p>
          </table:table-cell>
        </table:table-row>
      </table:table>
      <text:p text:style-name="P16"/>
      <text:p text:style-name="P16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5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5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5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5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5">７：３０－１７：００</text:p>
            <text:p text:style-name="P15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5">-</text:p>
          </table:table-cell>
        </table:table-row>
      </table:table>
      <text:p text:style-name="P16"/>
      <text:p text:style-name="P16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5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5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5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5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5">８：００－１７：３０</text:p>
            <text:p text:style-name="P15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5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6"/>
      <text:p text:style-name="P16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5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5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5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5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5">-</text:p>
          </table:table-cell>
        </table:table-row>
      </table:table>
      <text:p text:style-name="P16"/>
      <text:p text:style-name="P16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5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5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5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5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5">-</text:p>
          </table:table-cell>
        </table:table-row>
      </table:table>
      <text:p text:style-name="P16"/>
      <text:p text:style-name="P16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1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5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5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5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5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5">８：００－１７：３０</text:p>
            <text:p text:style-name="P15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2183062928939571750" text:style-name="L2">
              <text:list-item>
                <text:p text:style-name="P19">昨日のお電話のとおり、残業をつけます。</text:p>
              </text:list-item>
              <text:list-item>
                <text:p text:style-name="P19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19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6"/>
      <text:p text:style-name="P16"/>
      <text:p text:style-name="P5">---------------------</text:p>
      <text:p text:style-name="P5">【作業員　岩淵謙 / 日報連絡】 2020.1.15.水</text:p>
      <text:p text:style-name="P5"/>
      <text:p text:style-name="P5"/>
      <text:p text:style-name="P29">@@@</text:p>
      <text:p text:style-name="P5"/>
      <text:p text:style-name="P5"/>
      <text:p text:style-name="P5"><text:soft-page-break/></text:p>
      <text:p text:style-name="P4">-------------------------------------------------------- [STEPS] 20190602_101421</text:p>
      <text:list xml:id="list9102259685783006890" text:style-name="L1">
        <text:list-item>
          <text:p text:style-name="P23">image file</text:p>
          <text:list>
            <text:list-item>
              <text:p text:style-name="P23">copy to : C:\WORKS_2\WS\WS_Others\towa_corpo</text:p>
            </text:list-item>
            <text:list-item>
              <text:p text:style-name="P23">change → file name</text:p>
            </text:list-item>
            <text:list-item>
              <text:p text:style-name="P23">DUP</text:p>
            </text:list-item>
            <text:list-item>
              <text:p text:style-name="P23">open the orig with paint</text:p>
            </text:list-item>
            <text:list-item>
              <text:p text:style-name="P23">change size → 25 %</text:p>
            </text:list-item>
            <text:list-item>
              <text:p text:style-name="P23">close paint</text:p>
            </text:list-item>
          </text:list>
        </text:list-item>
        <text:list-item>
          <text:p text:style-name="P24">email</text:p>
          <text:list>
            <text:list-item>
              <text:p text:style-name="P24">C – N (new mail)</text:p>
            </text:list-item>
            <text:list-item>
              <text:p text:style-name="P24">attach image file</text:p>
            </text:list-item>
            <text:list-item>
              <text:p text:style-name="P24">open in-mail image file</text:p>
            </text:list-item>
            <text:list-item>
              <text:p text:style-name="P24">validate</text:p>
              <text:list>
                <text:list-item>
                  <text:p text:style-name="P24">終了時刻</text:p>
                </text:list-item>
                <text:list-item>
                  <text:p text:style-name="P24">職長サイン</text:p>
                </text:list-item>
              </text:list>
            </text:list-item>
          </text:list>
        </text:list-item>
        <text:list-item>
          <text:p text:style-name="P23">doc</text:p>
          <text:list>
            <text:list-item>
              <text:p text:style-name="P23">prev lines → DUP</text:p>
            </text:list-item>
            <text:list-item>
              <text:p text:style-name="P23">enter data, esp.</text:p>
              <text:list>
                <text:list-item>
                  <text:p text:style-name="P23">作業日</text:p>
                </text:list-item>
                <text:list-item>
                  <text:p text:style-name="P23">発注者</text:p>
                </text:list-item>
                <text:list-item>
                  <text:p text:style-name="P23">工事件名</text:p>
                </text:list-item>
                <text:list-item>
                  <text:p text:style-name="P24">作業時間</text:p>
                </text:list-item>
              </text:list>
            </text:list-item>
          </text:list>
        </text:list-item>
        <text:list-item>
          <text:p text:style-name="P20">email</text:p>
          <text:list>
            <text:list-item>
              <text:p text:style-name="P20">C/P</text:p>
              <text:list>
                <text:list-item>
                  <text:p text:style-name="P21">本文</text:p>
                </text:list-item>
                <text:list-item>
                  <text:p text:style-name="P20"><text:soft-page-break/>subject</text:p>
                </text:list-item>
              </text:list>
            </text:list-item>
            <text:list-item>
              <text:p text:style-name="P21">F6 (“To”) → “yoko” &gt; Ret</text:p>
            </text:list-item>
            <text:list-item>
              <text:p text:style-name="P21">C – Ret (send)</text:p>
            </text:list-item>
            <text:list-item>
              <text:p text:style-name="P21">review → sent mail</text:p>
              <text:list>
                <text:list-item>
                  <text:p text:style-name="P21">送信先</text:p>
                </text:list-item>
                <text:list-item>
                  <text:p text:style-name="P21">日付</text:p>
                  <text:list>
                    <text:list-item>
                      <text:p text:style-name="P21">日報に書いた日付</text:p>
                    </text:list-item>
                    <text:list-item>
                      <text:p text:style-name="P21">メールの「件名」の日付（日報のそれと同じか？）</text:p>
                    </text:list-item>
                  </text:list>
                </text:list-item>
                <text:list-item>
                  <text:p text:style-name="P21">サイン</text:p>
                </text:list-item>
                <text:list-item>
                  <text:p text:style-name="P21">時間</text:p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move → “@@@” string</text:p>
            </text:list-item>
          </text:list>
        </text:list-item>
      </text:list>
      <text:p text:style-name="P17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1-16T10:47:30.18</dc:date>
    <dc:creator>iwabuchi ken</dc:creator>
    <meta:editing-duration>PT5H32M19S</meta:editing-duration>
    <meta:editing-cycles>33</meta:editing-cycles>
    <meta:generator>OpenOffice/4.1.3$Win32 OpenOffice.org_project/413m1$Build-9783</meta:generator>
    <meta:document-statistic meta:table-count="22" meta:image-count="0" meta:object-count="0" meta:page-count="17" meta:paragraph-count="657" meta:word-count="3377" meta:character-count="6983"/>
  </office:meta>
</office:document-meta>
</file>